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Script MT Bold" svg:font-family="'Script MT Bold'"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justify" style:justify-single-word="false"/>
    </style:style>
    <style:style style:name="P2" style:family="paragraph" style:parent-style-name="Standard">
      <style:paragraph-properties fo:text-align="justify" style:justify-single-word="false"/>
      <style:text-properties style:font-name="Script MT Bold" fo:font-size="13pt" style:font-size-asian="13pt" style:font-name-complex="Courier New" style:font-size-complex="13pt"/>
    </style:style>
    <style:style style:name="P3" style:family="paragraph" style:parent-style-name="Standard">
      <style:paragraph-properties fo:text-align="justify" style:justify-single-word="false">
        <style:tab-stops>
          <style:tab-stop style:position="0.5in"/>
        </style:tab-stops>
      </style:paragraph-properties>
    </style:style>
    <style:style style:name="P4" style:family="paragraph" style:parent-style-name="Standard">
      <style:paragraph-properties fo:text-align="justify" style:justify-single-word="false">
        <style:tab-stops>
          <style:tab-stop style:position="0.5in"/>
        </style:tab-stops>
      </style:paragraph-properties>
      <style:text-properties style:font-name="Script MT Bold" fo:font-size="13pt" style:font-size-asian="13pt" style:font-name-complex="Courier New" style:font-size-complex="13pt"/>
    </style:style>
    <style:style style:name="T1" style:family="text">
      <style:text-properties style:font-name="Script MT Bold" fo:font-size="13pt" style:font-size-asian="13pt" style:font-name-complex="Courier New"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ar Lady Alustriel,</text:span></text:p>
      <text:p text:style-name="P2"/>
      <text:p text:style-name="P3"><text:span text:style-name="T1"><text:tab/>This message has my every hope that it will arrive as fast as is possible to Silverymoon. I trust that you and your city see bright days as always. I fear that this is not a cordial letter however. The dark specter of war has marched on Arabel once more from the Anauroch. Fields upon fields of dead now roam the lands to the northwest driven by an unseen menace. Though it would seem apparent that an army could not appear so suddenly, we had little reports of dead in the areas from which they came. Some patrols had disappeared around the northern areas in remote towns but evidence initially pointed to a group of ogres in the area in monthly patrols that were disappearing. Trade resumed shortly after a detachment put down the Ogres by force. Reports then came that apparent bursts of sudden combat had razed several small towns in the area and raided their graveyards. Exhaustive searches of the towns revealed not a single body. How they escaped our notice up until now I do not know, simple undead are not so plotting. Flames were carefully subdued and damage was minimal but patrols found no tracks beyond human feet leading to or from the town. It was quiet for some weeks and patrols gathered no further information from the burnt towns. The reason found of late for such a quiet northern front as well is that the orcs and the goblins in the Stormhorns have been under siege for a fair amount of time. They are losing. The displaced orcish force incited the ogres to take over territory with impunity. When the orcs fall, I shudder to think of what lies on the other side of the mountain. I never thought I would be thanking the orcs for defending our borders. Nevertheless, we have little time to reinforce our defense.</text:span></text:p>
      <text:p text:style-name="P4"/>
      <text:p text:style-name="P3"><text:span text:style-name="T1"><text:tab/>The battle we now have is fierce, some pass through the walls the mages have yet to protect, and the dead claw at the walls from outside. They also use ladders and other weapons of war much to our dismay. Undead with intelligent minds are not something easily achieved. What damage we do returns to us twofold however. Some days later soldiers come back scoured with fatal injuries bearing nothing but heartless malice in their new unlife. Our own troops used against us... the wail of the twice-cursed soldiers that have yet to fall to darkness permeates the air at times. So much pain and sorrow in their cries for those whom still remember who they were and are forced to kill their kin. Only a few days after our city came under siege a mangled group of retreated soldiers arrived from Thunderstone reporting the speed and execution of the attack crushed their defenses under its heel. These knights from Tilverton and more from seized northeastern areas prevented thunderstone’s fate from becoming our own after they fought their way here giving our enemies pause enough for us to staff our defenses. It is unknown to me how long we can hold out under this siege even with their help but blood and tears shall yet keep these walls from falling again. To this end, I most humbly beseech your alliance for either soldiers or arms. If you cannot afford to spare any due to your own defense, please inform me as to the strength of your enemy. As there are mages among them as well and I can little afford them to know our defenses in my communications. I have also been attempting to contact the zhents, for what little good it will do, but to no avail. Our information now is somewhat limited in what we can see from Arabel so if they have pushed further east I am at a loss. More grim news has arrived from druids rescued from the forest nearby in that they report a large portion of that profane army moving south under cover of wood.</text:span></text:p>
      <text:p text:style-name="P4"/>
      <text:p text:style-name="P3"><text:span text:style-name="T1"><text:tab/>Our own forays into the desert with troops have failed and a small elite force may be able to penetrate enemy lines. Willing scouts are a rare thing it seems that are willing to adventure into a desert filled with undead. However, the Silverymoon troops defending here have been gossiping that an adventuring party of some strength seeks to penetrate the Anauroch in search of the origin of this undead army. Mages here from Silverymoon are also working with those still in the town to gather evidence from destroyed undead in lieu of scouts. Nothing of use has been determined yet of our foe but I have hopes. That is all I know for now but soon we will have a name for this menace. </text:span></text:p>
      <text:p text:style-name="P4"/>
      <text:p text:style-name="P3"><text:span text:style-name="T1"><text:tab/>These adventurers must be recruited to solve this menace or at least be helped along their way if truly there at all. If you cannot spare reinforcements to protect Arabel so far from your home then at least send a few to assist the adventurers in their cause. Theirs is a motley crew from what I have managed to gather. They came from Silverymoon after residing in some tavern in the merchant’s district. After they left Silverymoon, the mages report that returning soldiers saw the adventurers along the road to Ascore. Finding them will not take much in that should be passing nearby by the time this letter gets to you. Not easily missed they consist of a pure black four-armed creature, a celestial of helm, a githyanki, and the last a living shadow. These accounts are suspect however, and their veracity is poor at best. For the most part agreed upon however I feel them to be true overall. Merchants returning from Coldgould to Silverymoon also have counted tales to the adventurers of repelling a fleet of devils emerging from the mines as well as scaring away a hulking iron soldier that attacked a nearby town on their way back to Silverymoon. I can indeed verify that forces attacked the town of Coldgould sometime last month, but many evacuated or perished from the attacking force. It is again in full production and a band of similarly described adventurers found credit for its rescue as the reward would state. It would appear that the town belongs to the group since its former leaders are dead but the constable was unable to give the writ before the adventurers left town. If there was a messenger I wonder how long the soldier has been chasing them, you might encounter the constable as well with the writ that being the only major road next to Coldgould.</text:span></text:p>
      <text:p text:style-name="P4"/>
      <text:p text:style-name="P4"><text:tab/>I sincerely hope you find the adventurers, and that we vanquish this evil lest Fareun be in grave danger.</text:p>
      <text:p text:style-name="P4"/>
      <text:p text:style-name="P3"><text:span text:style-name="T1"><text:tab/>-Myrmeen Lhal</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Script MT Bold" svg:font-family="'Script MT Bold'"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0.75in" fo:margin-right="0.7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My dear friend Calondar,</dc:title>
    <meta:initial-creator>kreen</meta:initial-creator>
    <meta:creation-date>2004-02-29T17:51:00</meta:creation-date>
    <dc:creator>kreen</dc:creator>
    <dc:date>2004-02-29T17:58:00</dc:date>
    <dc:language>en-US</dc:language>
    <meta:editing-cycles>5</meta:editing-cycles>
    <meta:editing-duration>PT7M0S</meta:editing-duration>
    <meta:user-defined meta:name="Info 1"/>
    <meta:user-defined meta:name="Info 2"/>
    <meta:user-defined meta:name="Info 3"/>
    <meta:user-defined meta:name="Info 4"/>
    <meta:document-statistic meta:table-count="0" meta:image-count="0" meta:object-count="0" meta:page-count="3" meta:paragraph-count="7" meta:word-count="1129" meta:character-count="6274"/>
  </office:meta>
</office:document-meta>
</file>